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FD24C3685B75C0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4cm, 4.72cm, 18.075cm, 5.98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18cm" svg:height="22cm" svg:x="0.892cm" svg:y="2.391cm">
          <draw:image xlink:href="Pictures/10000000000005E8000007E05FD24C3685B75C0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42:30.983762427</dc:date>
    <meta:editing-duration>PT3M41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